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el" svg:font-family="Arie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el" fo:font-weight="bold" style:font-weight-asian="bold" style:font-weight-complex="bold"/>
    </style:style>
    <style:style style:name="P2" style:family="paragraph" style:parent-style-name="Standard">
      <style:text-properties style:font-name="Ariel" fo:font-weight="bold" officeooo:paragraph-rsid="0032cd3a" style:font-weight-asian="bold" style:font-weight-complex="bold"/>
    </style:style>
    <style:style style:name="P3" style:family="paragraph" style:parent-style-name="Standard">
      <style:text-properties style:font-name="Ariel" fo:font-weight="bold" officeooo:rsid="002ff4e7" officeooo:paragraph-rsid="002ff4e7" style:font-weight-asian="bold" style:font-weight-complex="bold"/>
    </style:style>
    <style:style style:name="P4" style:family="paragraph" style:parent-style-name="Standard">
      <style:text-properties style:font-name="Ariel" fo:font-weight="bold" officeooo:paragraph-rsid="00606fd1" style:font-weight-asian="bold" style:font-weight-complex="bold"/>
    </style:style>
    <style:style style:name="P5" style:family="paragraph" style:parent-style-name="Standard">
      <style:text-properties style:font-name="Ariel"/>
    </style:style>
    <style:style style:name="P6" style:family="paragraph" style:parent-style-name="Heading_20_3">
      <style:text-properties style:font-name="Ariel" fo:font-size="12pt" fo:font-weight="bold" style:font-size-asian="12pt" style:font-weight-asian="bold" style:font-size-complex="12pt" style:font-weight-complex="bold"/>
    </style:style>
    <style:style style:name="P7" style:family="paragraph" style:parent-style-name="Standard">
      <style:text-properties style:font-name="Ariel" fo:font-weight="normal" style:font-weight-asian="normal" style:font-weight-complex="normal"/>
    </style:style>
    <style:style style:name="P8" style:family="paragraph" style:parent-style-name="Standard">
      <style:text-properties style:font-name="Ariel" fo:font-weight="normal" officeooo:paragraph-rsid="00606fd1" style:font-weight-asian="normal" style:font-weight-complex="normal"/>
    </style:style>
    <style:style style:name="P9" style:family="paragraph" style:parent-style-name="Heading_20_4">
      <style:text-properties officeooo:paragraph-rsid="00376ad4"/>
    </style:style>
    <style:style style:name="P10" style:family="paragraph" style:parent-style-name="Standard">
      <style:text-properties fo:color="#000000" loext:opacity="100%" style:font-name="Ariel" fo:font-size="12pt" fo:font-weight="normal" officeooo:paragraph-rsid="003028ec" fo:background-color="#ffffff" style:font-size-asian="12pt" style:font-size-complex="12pt"/>
    </style:style>
    <style:style style:name="P11" style:family="paragraph" style:parent-style-name="Heading_20_5">
      <style:text-properties officeooo:paragraph-rsid="00376ad4"/>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text-properties officeooo:paragraph-rsid="003b9116"/>
    </style:style>
    <style:style style:name="P15" style:family="paragraph" style:parent-style-name="Text_20_body" style:list-style-name="L3">
      <style:text-properties officeooo:paragraph-rsid="003c6327"/>
    </style:style>
    <style:style style:name="P16" style:family="paragraph" style:parent-style-name="Text_20_body" style:list-style-name="L3">
      <style:text-properties officeooo:paragraph-rsid="003c6622"/>
    </style:style>
    <style:style style:name="P17" style:family="paragraph" style:parent-style-name="Text_20_body" style:list-style-name="L3">
      <style:text-properties style:font-name="Ariel" fo:font-size="12pt" officeooo:paragraph-rsid="003b9116" style:font-size-asian="12pt" style:font-size-complex="12pt"/>
    </style:style>
    <style:style style:name="P18" style:family="paragraph" style:parent-style-name="Text_20_body" style:list-style-name="L3">
      <style:text-properties style:font-name="Ariel" fo:font-size="12pt" officeooo:paragraph-rsid="003c6327" style:font-size-asian="12pt" style:font-size-complex="12pt"/>
    </style:style>
    <style:style style:name="P19" style:family="paragraph" style:parent-style-name="Text_20_body" style:list-style-name="L3">
      <style:text-properties style:font-name="Ariel" fo:font-size="12pt" officeooo:paragraph-rsid="003c6622" style:font-size-asian="12pt" style:font-size-complex="12pt"/>
    </style:style>
    <style:style style:name="P20" style:family="paragraph" style:parent-style-name="Text_20_body" style:list-style-name="L4">
      <style:text-properties style:font-name="Ariel" fo:font-size="12pt" officeooo:paragraph-rsid="003dfa64" style:font-size-asian="12pt" style:font-size-complex="12pt"/>
    </style:style>
    <style:style style:name="P21" style:family="paragraph" style:parent-style-name="Text_20_body" style:list-style-name="L4">
      <style:text-properties style:font-name="Ariel" fo:font-size="12pt" style:font-size-asian="12pt" style:font-size-complex="12pt"/>
    </style:style>
    <style:style style:name="P22" style:family="paragraph" style:parent-style-name="Text_20_body" style:list-style-name="L4"/>
    <style:style style:name="P23" style:family="paragraph" style:parent-style-name="Text_20_body" style:list-style-name="L4">
      <style:text-properties officeooo:paragraph-rsid="003dfa64"/>
    </style:style>
    <style:style style:name="P24" style:family="paragraph" style:parent-style-name="Text_20_body" style:list-style-name="L5"/>
    <style:style style:name="P25" style:family="paragraph" style:parent-style-name="Text_20_body" style:list-style-name="L6"/>
    <style:style style:name="T1" style:family="text">
      <style:text-properties officeooo:rsid="001df250"/>
    </style:style>
    <style:style style:name="T2" style:family="text">
      <style:text-properties officeooo:rsid="002460da"/>
    </style:style>
    <style:style style:name="T3" style:family="text">
      <style:text-properties officeooo:rsid="002a0a41"/>
    </style:style>
    <style:style style:name="T4" style:family="text">
      <style:text-properties officeooo:rsid="002bcb0b"/>
    </style:style>
    <style:style style:name="T5" style:family="text">
      <style:text-properties officeooo:rsid="002d9734"/>
    </style:style>
    <style:style style:name="T6" style:family="text">
      <style:text-properties style:text-underline-style="none"/>
    </style:style>
    <style:style style:name="T7" style:family="text">
      <style:text-properties style:font-name="Ariel"/>
    </style:style>
    <style:style style:name="T8" style:family="text">
      <style:text-properties style:font-name="Ariel" style:text-underline-style="none"/>
    </style:style>
    <style:style style:name="T9" style:family="text">
      <style:text-properties style:font-name="Ariel" fo:font-weight="normal" style:font-weight-asian="normal" style:font-weight-complex="normal"/>
    </style:style>
    <style:style style:name="T10" style:family="text">
      <style:text-properties style:font-name="Ariel" fo:font-weight="normal" officeooo:rsid="00376ad4" style:font-weight-asian="normal" style:font-weight-complex="normal"/>
    </style:style>
    <style:style style:name="T11" style:family="text">
      <style:text-properties style:font-name="Ariel" fo:font-size="12pt" style:font-size-asian="12pt" style:font-size-complex="12pt"/>
    </style:style>
    <style:style style:name="T12" style:family="text">
      <style:text-properties style:font-name="Ariel" fo:font-size="12pt" officeooo:rsid="0045b3ed" style:font-size-asian="12pt" style:font-size-complex="12pt"/>
    </style:style>
    <style:style style:name="T13" style:family="text">
      <style:text-properties style:font-name="Ariel" fo:font-size="12pt" officeooo:rsid="005143a8" style:font-size-asian="12pt" style:font-size-complex="12pt"/>
    </style:style>
    <style:style style:name="T14" style:family="text">
      <style:text-properties style:font-name="Ariel" fo:font-size="12pt" officeooo:rsid="00533b3d" style:font-size-asian="12pt" style:font-size-complex="12pt"/>
    </style:style>
    <style:style style:name="T15" style:family="text">
      <style:text-properties style:font-name="Ariel" fo:font-size="12pt" fo:font-weight="normal" style:font-size-asian="12pt" style:font-weight-asian="normal" style:font-size-complex="12pt" style:font-weight-complex="normal"/>
    </style:style>
    <style:style style:name="T16" style:family="text">
      <style:text-properties officeooo:rsid="002ff4e7"/>
    </style:style>
    <style:style style:name="T17" style:family="text">
      <style:text-properties officeooo:rsid="0032cd3a"/>
    </style:style>
    <style:style style:name="T18"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aluation of Model Context Protocol <text:span text:style-name="T5">(MCP) </text:span>with <text:span text:style-name="T3">AI </text:span>Agent<text:span text:style-name="T3">s</text:span></text:p>
      <text:p text:style-name="P5"/>
      <text:p text:style-name="P5">Date: October 13, 2025</text:p>
      <text:p text:style-name="P5">Course: CS-E4660</text:p>
      <text:p text:style-name="P5">Research Scope: Evaluating Model Context Protocol (MCP) for AI Agent<text:span text:style-name="T4">s</text:span> Interactions</text:p>
      <text:p text:style-name="P5"/>
      <text:p text:style-name="P1">Abstract</text:p>
      <text:p text:style-name="P5"/>
      <text:p text:style-name="P5">The development of artificial intelligence (AI) agents capable of interacting with external tools and services traditionally requires implementing custom integration logic for each API, managing authentication methods, and handling error response formats. The Model Context Protocol (MCP), introduced by Anthropic in November 2024, states that a paradigm shift toward standardized, protocol-driven AI-tool communication. However, empirical research quantifying MCP's transformative impact on development practices and agent capabilities remains absent. This study explorers how the development of AI agents is transformed by MCP adoption. Specifically, the research analyzes whether MCP integration leads to reduced development time and improved <text:span text:style-name="T1">AI </text:span>agent capabilities compared to traditional API integration approaches. The research employs an experimental work with randomized controlled trials comparing MCP-based development (treatment) against traditional API integration (control) using the Arcee Agent model (7B parameter function-calling small language model - SLM). This research provides the systematic empirical evaluation of MCP's transformative impact on AI agent development. Findings will inform software engineering practices, guide protocol adoption decisions, and advance understanding of how standardization shapes development workflows and AI agent capabilities.</text:p>
      <text:p text:style-name="P5"/>
      <text:p text:style-name="P1">Research Problem</text:p>
      <text:p text:style-name="P5"/>
      <text:p text:style-name="P5">How the development of artificial intelligence (AI) agents is transformed by the Model Context Protocol (MCP)?</text:p>
      <text:p text:style-name="P5"/>
      <text:p text:style-name="P1">Research Question</text:p>
      <text:p text:style-name="P5"/>
      <text:p text:style-name="P5">Does Model Context Protocol (MCP) integration lead to reduced development time and improved AI agent capabilities compared to traditional API integration approaches?</text:p>
      <text:p text:style-name="P5"/>
      <text:p text:style-name="P5">The research explores whether MCP adoption (a) transforms development practices by decreasing implementation time, reducing code complexity, and minimizing integration effort, and (b) enhances AI agent operational capabilities measured by task completion rates, tool invocation success, and system efficiency in Arcee Agent model based applications.</text:p>
      <text:p text:style-name="P5"/>
      <text:p text:style-name="P1"><text:soft-page-break/>Research Problem Context</text:p>
      <text:p text:style-name="P5"/>
      <text:p text:style-name="P5">The landscape of AI agent development is undergoing evolution, with emerging protocols proposing new paradigms for tool integration and context management. Traditional approaches require developers to implement custom integration logic for each external service, manage authentication schemes, and handle error responses. The Model Context Protocol (MCP) presents a approach as follows: A standardized, protocol-driven framework for AI-tool communication. This transformation encompasses multiple dimensions from development workflows and code architecture to AI agent runtime behavior and operational characteristics. However, empirical validation of MCP's transformative states that across these dimensions remains absent, creating uncertainty about the practical effects of protocol adoption.</text:p>
      <text:p text:style-name="P5"/>
      <text:p text:style-name="P3">Research Type</text:p>
      <text:p text:style-name="P1"/>
      <text:p text:style-name="P10">This study adopts a confirmatory research design incorporating exploratory components, aligning with the characteristics of a transformation study. Utilizing a mixed-methods approach, the research integrates quantitative metrics with qualitative analysis to explore the impact of the Model Context Protocol on the development of AI agents. Central to the design is a true experimental framework employing randomized controlled trials (RCTs), <text:s/>which enables assessment of causal relationships. Quantitative data focus on measurable changes in agent performance and operational efficiency, <text:s/>while qualitative inquiry analyzes shifts in development practices and the experiential dimension <text:s/>of transformation among development teams. Together, these methods facilitate a complete evaluation of how MCP reshapes both process and outcome. <text:s/>Apart from the direct enhancements in performance, the study aims to characterize a paradigm shift <text:s/>from customized engineered solutions to a protocol-driven model of integration, which suggests a foundational transformation in AI development methodology.</text:p>
      <text:p text:style-name="P1"/>
      <text:p text:style-name="P4">Confirmatory Approach with Exploratory Elements</text:p>
      <text:p text:style-name="P4"/>
      <text:p text:style-name="P8">The confirmatory approach tests existing theories regarding the benefits of protocol standardization, while the exploratory component evaluates the documented mechanisms through which the Model Context Protocol (MCP) facilitates simplification.</text:p>
      <text:p text:style-name="P1"/>
      <text:p text:style-name="P2"><text:span text:style-name="T16">Research </text:span><text:span text:style-name="T17">Variables</text:span></text:p>
      <text:h text:style-name="P9" text:outline-level="4"><text:span text:style-name="Strong_20_Emphasis"><text:span text:style-name="T7">Independent Variable (IV)</text:span></text:span></text:h>
      <text:h text:style-name="P11" text:outline-level="5"><text:span text:style-name="Strong_20_Emphasis"><text:span text:style-name="T7"><text:tab/>Development Approach</text:span></text:span><text:span text:style-name="Strong_20_Emphasis"><text:span text:style-name="T9"> </text:span></text:span><text:span text:style-name="Strong_20_Emphasis"><text:span text:style-name="T10">is o</text:span></text:span><text:span text:style-name="T9">perationalized as </text:span><text:span text:style-name="Strong_20_Emphasis"><text:span text:style-name="T7">MCP Adoption</text:span></text:span></text:h>
      <text:h text:style-name="Heading_20_4" text:outline-level="4"><text:span text:style-name="Strong_20_Emphasis"><text:span text:style-name="T7">Control Condition:</text:span></text:span></text:h>
      <text:list text:style-name="L1">
        <text:list-header>
          <text:p text:style-name="P12"><text:span text:style-name="Strong_20_Emphasis"><text:span text:style-name="T7">Traditional API Integration</text:span></text:span><text:span text:style-name="Strong_20_Emphasis"><text:span text:style-name="T9"> </text:span></text:span><text:span text:style-name="Strong_20_Emphasis"><text:span text:style-name="T10">is c</text:span></text:span><text:span text:style-name="T7">ustom, per-service integration workflows</text:span></text:p>
        </text:list-header>
      </text:list>
      <text:h text:style-name="Heading_20_4" text:outline-level="4"><text:soft-page-break/><text:span text:style-name="Strong_20_Emphasis"><text:span text:style-name="T7">Treatment Condition:</text:span></text:span></text:h>
      <text:list text:style-name="L2">
        <text:list-header>
          <text:p text:style-name="P13"><text:span text:style-name="Strong_20_Emphasis"><text:span text:style-name="T7">MCP-Based Integration</text:span></text:span><text:span text:style-name="Strong_20_Emphasis"><text:span text:style-name="T9"> </text:span></text:span><text:span text:style-name="Strong_20_Emphasis"><text:span text:style-name="T10">is p</text:span></text:span><text:span text:style-name="T7">rotocol-driven standardization approach</text:span></text:p>
        </text:list-header>
      </text:list>
      <text:h text:style-name="Heading_20_3" text:outline-level="3"><text:span text:style-name="Strong_20_Emphasis"><text:span text:style-name="T11">Dependent Variables </text:span></text:span><text:span text:style-name="Strong_20_Emphasis"><text:span text:style-name="T13">(DV</text:span></text:span><text:span text:style-name="Strong_20_Emphasis"><text:span text:style-name="T14">s</text:span></text:span><text:span text:style-name="Strong_20_Emphasis"><text:span text:style-name="T13">)</text:span></text:span></text:h>
      <text:h text:style-name="Heading_20_4" text:outline-level="4"><text:span text:style-name="Strong_20_Emphasis"><text:span text:style-name="T11">Category A: Development Practice Transformation</text:span></text:span></text:h>
      <text:list text:style-name="L3">
        <text:list-item>
          <text:p text:style-name="P14"><text:span text:style-name="Strong_20_Emphasis"><text:span text:style-name="T11">Development Time Reduction</text:span></text:span></text:p>
          <text:list>
            <text:list-header>
              <text:p text:style-name="P17">Measured in total hours required for integration</text:p>
            </text:list-header>
          </text:list>
        </text:list-item>
        <text:list-item>
          <text:p text:style-name="P15"><text:span text:style-name="Strong_20_Emphasis"><text:span text:style-name="T11">Code Complexity Reduction</text:span></text:span></text:p>
          <text:list>
            <text:list-header>
              <text:p text:style-name="P18">Quantified via a composite index (scale: 0–100)</text:p>
            </text:list-header>
          </text:list>
        </text:list-item>
        <text:list-item>
          <text:p text:style-name="P15"><text:span text:style-name="Strong_20_Emphasis"><text:span text:style-name="T11">Integration Effort Reduction</text:span></text:span></text:p>
          <text:list>
            <text:list-header>
              <text:p text:style-name="P18">Assessed by the count of discrete integration steps</text:p>
            </text:list-header>
          </text:list>
        </text:list-item>
        <text:list-item>
          <text:p text:style-name="P16"><text:span text:style-name="Strong_20_Emphasis"><text:span text:style-name="T11">Developer Learning Curve Acceleration</text:span></text:span></text:p>
          <text:list>
            <text:list-header>
              <text:p text:style-name="P19">Measured as time (in hours) to reach operational proficiency</text:p>
            </text:list-header>
          </text:list>
        </text:list-item>
      </text:list>
      <text:h text:style-name="Heading_20_4" text:outline-level="4"><text:span text:style-name="Strong_20_Emphasis"><text:span text:style-name="T11">Category B: Agent Capability Enhancement</text:span></text:span></text:h>
      <text:list text:style-name="L4">
        <text:list-item>
          <text:p text:style-name="P23"><text:span text:style-name="Strong_20_Emphasis"><text:span text:style-name="T11">Task Completion Rate Improvement</text:span></text:span></text:p>
          <text:list>
            <text:list-header>
              <text:p text:style-name="P20">Expressed as a percentage increase in successful task execution</text:p>
            </text:list-header>
          </text:list>
        </text:list-item>
        <text:list-item>
          <text:p text:style-name="P22"><text:span text:style-name="Strong_20_Emphasis"><text:span text:style-name="T11">Tool Call Success Rate Improvement</text:span></text:span></text:p>
          <text:list>
            <text:list-header>
              <text:p text:style-name="P21">Percentage of successful tool/API call executions</text:p>
            </text:list-header>
          </text:list>
        </text:list-item>
        <text:list-item>
          <text:p text:style-name="P22"><text:span text:style-name="Strong_20_Emphasis"><text:span text:style-name="T11">Token Consumption Efficiency</text:span></text:span></text:p>
          <text:list>
            <text:list-header>
              <text:p text:style-name="P21">Average tokens used per task completed</text:p>
            </text:list-header>
          </text:list>
        </text:list-item>
        <text:list-item>
          <text:p text:style-name="P22"><text:span text:style-name="Strong_20_Emphasis"><text:span text:style-name="T11">Response Time Improvement</text:span></text:span></text:p>
          <text:list>
            <text:list-header>
              <text:p text:style-name="P21">Reduction in average time (in seconds) to generate responses</text:p>
            </text:list-header>
          </text:list>
        </text:list-item>
        <text:list-item>
          <text:p text:style-name="P22"><text:span text:style-name="Strong_20_Emphasis"><text:span text:style-name="T11">Error Recovery Capability</text:span></text:span></text:p>
          <text:list>
            <text:list-header>
              <text:p text:style-name="P21">Percentage of successful recoveries from failed or invalid actions</text:p>
            </text:list-header>
          </text:list>
        </text:list-item>
      </text:list>
      <text:h text:style-name="P6" text:outline-level="3"><text:span text:style-name="Strong_20_Emphasis">Hypotheses</text:span></text:h>
      <text:p text:style-name="Text_20_body"><text:span text:style-name="Emphasis"><text:span text:style-name="T11">Note: The symbol </text:span></text:span><text:span text:style-name="Emphasis"><text:span text:style-name="Strong_20_Emphasis"><text:span text:style-name="T15">→</text:span></text:span></text:span><text:span text:style-name="Emphasis"><text:span text:style-name="T11"> denotes the </text:span></text:span><text:span text:style-name="Emphasis"><text:span text:style-name="T12">expected</text:span></text:span><text:span text:style-name="Emphasis"><text:span text:style-name="T11"> directional impact or expected outcome resulting from MCP adoption.</text:span></text:span></text:p>
      <text:h text:style-name="Heading_20_4" text:outline-level="4"><text:span text:style-name="Strong_20_Emphasis"><text:span text:style-name="T11">Development Practice Transformation (H₁–H₄):</text:span></text:span></text:h>
      <text:list text:style-name="L5">
        <text:list-item>
          <text:p text:style-name="P24"><text:span text:style-name="T11">MCP adoption transforms development workflows → </text:span><text:span text:style-name="Strong_20_Emphasis"><text:span text:style-name="T11">40–60% time reduction</text:span></text:span></text:p>
        </text:list-item>
        <text:list-item>
          <text:p text:style-name="P24"><text:soft-page-break/><text:span text:style-name="T11">MCP adoption simplifies code architecture → </text:span><text:span text:style-name="Strong_20_Emphasis"><text:span text:style-name="T11">45–60% complexity reduction</text:span></text:span></text:p>
        </text:list-item>
        <text:list-item>
          <text:p text:style-name="P24"><text:span text:style-name="T11">MCP adoption streamlines integration → </text:span><text:span text:style-name="Strong_20_Emphasis"><text:span text:style-name="T11">65–75% fewer configuration steps</text:span></text:span></text:p>
        </text:list-item>
        <text:list-item>
          <text:p text:style-name="P24"><text:span text:style-name="T11">MCP adoption accelerates skill acquisition → </text:span><text:span text:style-name="Strong_20_Emphasis"><text:span text:style-name="T11">60–70% faster proficiency</text:span></text:span></text:p>
        </text:list-item>
      </text:list>
      <text:h text:style-name="Heading_20_4" text:outline-level="4"><text:span text:style-name="Strong_20_Emphasis"><text:span text:style-name="T11">Agent Capability Enhancement (H₅–H₉):</text:span></text:span></text:h>
      <text:list text:style-name="L6">
        <text:list-item>
          <text:p text:style-name="P25"><text:span text:style-name="T11">MCP adoption improves tool communication → </text:span><text:span text:style-name="Strong_20_Emphasis"><text:span text:style-name="T11">15–30% higher success rates</text:span></text:span></text:p>
        </text:list-item>
        <text:list-item>
          <text:p text:style-name="P25"><text:span text:style-name="T11">MCP adoption optimizes context usage → </text:span><text:span text:style-name="Strong_20_Emphasis"><text:span text:style-name="T11">20–40% token reduction</text:span></text:span></text:p>
        </text:list-item>
        <text:list-item>
          <text:p text:style-name="P25"><text:span text:style-name="T11">MCP adoption increases task completion → </text:span><text:span text:style-name="Strong_20_Emphasis"><text:span text:style-name="T11">20–30% higher completion rates</text:span></text:span></text:p>
        </text:list-item>
      </text:list>
      <text:p text:style-name="P1">How Hypotheses Are Calculated?</text:p>
      <text:p text:style-name="P1"/>
      <text:p text:style-name="P7">All effect size predictions follow this methodology:</text:p>
      <text:p text:style-name="P1"/>
      <text:p text:style-name="P1">1. Reasoning from Literature</text:p>
      <text:p text:style-name="P1"><text:s text:c="3"/><text:span text:style-name="T18">- Compare MCP to similar standardization interventions in software engineering</text:span></text:p>
      <text:p text:style-name="P7"><text:s text:c="3"/>- Extract reported effect sizes from peer-reviewed studies</text:p>
      <text:p text:style-name="P7"><text:s text:c="3"/>- Apply conservative estimates (lower bound of literature ranges)</text:p>
      <text:p text:style-name="P7"/>
      <text:p text:style-name="P1">2. Task Analysis</text:p>
      <text:p text:style-name="P1"><text:s text:c="2"/><text:span text:style-name="T18"><text:s/>- Break down development activities into components</text:span></text:p>
      <text:p text:style-name="P7"><text:s text:c="3"/>- Estimate savings per component under MCP vs. traditional</text:p>
      <text:p text:style-name="P7"><text:s text:c="3"/>- Weight by typical time allocation</text:p>
      <text:p text:style-name="P7"><text:s text:c="3"/>- Calculate aggregate effect: Σ(Component_Weight × Elimination_Rate)</text:p>
      <text:p text:style-name="P1"/>
      <text:p text:style-name="P1">3. Pilot Study Calibration</text:p>
      <text:p text:style-name="P1"><text:s text:c="3"/><text:span text:style-name="T18">- Measure actual effects in small-scale pilot (n=10-20)</text:span></text:p>
      <text:p text:style-name="P7"><text:s text:c="3"/>- Compare observed vs. predicted effect sizes</text:p>
      <text:p text:style-name="P7"><text:s text:c="3"/>- Adjust predictions if |observed - predicted| &gt; 0.3 standard deviations</text:p>
      <text:p text:style-name="P1"/>
      <text:p text:style-name="P1">Effect Size Formulas</text:p>
      <text:p text:style-name="P1"/>
      <text:p text:style-name="P7">For reductions (H₁, H₂, H₃, H₄, H₆, H₈):</text:p>
      <text:p text:style-name="P7"/>
      <text:p text:style-name="P7">Reduction = [(Control_Mean - Treatment_Mean) / Control_Mean] × 100</text:p>
      <text:p text:style-name="P7">Cohen's d = (M_treatment - M_control) / SD_pooled</text:p>
      <text:p text:style-name="P1"/>
      <text:p text:style-name="P7">For improvements (H₅, H₇, H₉):</text:p>
      <text:p text:style-name="P7"/>
      <text:p text:style-name="P7">Improvement = [(Treatment_Mean - Control_Mean) / Control_Mean] × 100</text:p>
      <text:p text:style-name="P7">Cohen's d = (M_treatment - M_control) / SD_pooled</text:p>
      <text:p text:style-name="P1"/>
      <text:p text:style-name="P1"/>
      <text:p text:style-name="P1"><text:soft-page-break/></text:p>
      <text:p text:style-name="P1"/>
      <text:p text:style-name="P1"/>
      <text:p text:style-name="P1">Conclusion</text:p>
      <text:p text:style-name="P5"/>
      <text:p text:style-name="P5">This research proposal outlines a confirmatory experimental study to evaluate the integration of Model Context Protocol with the Arcee Agent model. The study test<text:span text:style-name="T2">s</text:span> hypotheses regarding performance, efficiency, and reliability improvements resulting from MCP integration.</text:p>
      <text:p text:style-name="P5"/>
      <text:p text:style-name="P1">References</text:p>
      <text:p text:style-name="P5"/>
      <text:p text:style-name="Standard"><text:span text:style-name="T7">Arcee Agent </text:span><text:a xlink:type="simple" xlink:href="https://huggingface.co/arcee-ai/Arcee-Agent" text:style-name="Internet_20_link" text:visited-style-name="Visited_20_Internet_20_Link"><text:span text:style-name="T8">https://huggingface.co/arcee-ai/Arcee-Agent</text:span></text:a></text:p>
      <text:p text:style-name="P5"/>
      <text:p text:style-name="Standard"><text:span text:style-name="T7">Building AI agents with the Claude Agent SDK </text:span><text:a xlink:type="simple" xlink:href="https://www.anthropic.com/engineering/building-agents-with-the-claude-agent-sdk" text:style-name="Internet_20_link" text:visited-style-name="Visited_20_Internet_20_Link"><text:span text:style-name="T8">https://www.anthropic.com/engineering/building-agents-with-the-claude-agent-sdk</text:span></text:a></text:p>
      <text:p text:style-name="P5"/>
      <text:p text:style-name="Standard"><text:span text:style-name="T7">Developer resources to work with Arcee Agent models on AWS </text:span><text:a xlink:type="simple" xlink:href="https://github.com/arcee-ai/aws-samples" text:style-name="Internet_20_link" text:visited-style-name="Visited_20_Internet_20_Link"><text:span text:style-name="T8">https://github.com/arcee-ai/aws-samples</text:span></text:a></text:p>
      <text:p text:style-name="P5"/>
      <text:p text:style-name="Standard"><text:span text:style-name="T7">Use metrics to understand model performance </text:span><text:a xlink:type="simple" xlink:href="https://docs.aws.amazon.com/bedrock/latest/userguide/model-evaluation-metrics.html" text:style-name="Internet_20_link" text:visited-style-name="Visited_20_Internet_20_Link"><text:span text:style-name="T8">https://docs.aws.amazon.com/bedrock/latest/userguide/model-evaluation-metrics.html</text:span></text:a></text:p>
      <text:p text:style-name="P5"/>
      <text:p text:style-name="Standard"><text:span text:style-name="T7">AI agents evals for MCP in AIOps </text:span><text:a xlink:type="simple" xlink:href="https://www.thoughtworks.com/en-us/insights/blog/generative-ai/AI-evals-for-MCP-in-AIOps" text:style-name="Internet_20_link" text:visited-style-name="Visited_20_Internet_20_Link"><text:span text:style-name="T8">https://www.thoughtworks.com/en-us/insights/blog/generative-ai/AI-evals-for-MCP-in-AIOps</text:span></text:a></text:p>
      <text:p text:style-name="P5"><text:span text:style-name="T6"/></text:p>
      <text:p text:style-name="Standard"><text:span text:style-name="T7">Parnas (1972) </text:span><text:a xlink:type="simple" xlink:href="https://dl.acm.org/doi/pdf/10.1145/361598.361623" text:style-name="Internet_20_link" text:visited-style-name="Visited_20_Internet_20_Link"><text:span text:style-name="T8">https://dl.acm.org/doi/pdf/10.1145/361598.361623</text:span></text:a></text:p>
      <text:p text:style-name="P5"/>
      <text:p text:style-name="Standard"><text:span text:style-name="T7">McIlroy (1968) </text:span><text:a xlink:type="simple" xlink:href="https://www.cs.dartmouth.edu/~doug/components.txt" text:style-name="Internet_20_link" text:visited-style-name="Visited_20_Internet_20_Link"><text:span text:style-name="T8">https://www.cs.dartmouth.edu/~doug/components.txt</text:span></text:a></text:p>
      <text:p text:style-name="P5"/>
      <text:p text:style-name="Standard"><text:span text:style-name="T7">Basili &amp; Weiss (1984) </text:span><text:a xlink:type="simple" xlink:href="https://ieeexplore.ieee.org/document/5010301" text:style-name="Internet_20_link" text:visited-style-name="Visited_20_Internet_20_Link"><text:span text:style-name="T8">https://ieeexplore.ieee.org/document/5010301</text:span></text:a></text:p>
      <text:p text:style-name="P5"/>
      <text:p text:style-name="Standard"><text:span text:style-name="T7">Prechelt (2000) </text:span><text:a xlink:type="simple" xlink:href="https://page.mi.fu-berlin.de/prechelt/Biblio/jccpprtTR.pdf" text:style-name="Internet_20_link" text:visited-style-name="Visited_20_Internet_20_Link"><text:span text:style-name="T8">https://page.mi.fu-berlin.de/prechelt/Biblio/jccpprtTR.pdf</text:span></text:a></text:p>
      <text:p text:style-name="P5"/>
      <text:p text:style-name="P5">Cognitive Science: Sweller (1988) https://onlinelibrary.wiley.com/doi/abs/10.1207/s15516709cog1202_4</text:p>
      <text:p text:style-name="Standard"><text:span text:style-name="T7">Carroll &amp; Rosson (1987) The paradox of the active user </text:span><text:a xlink:type="simple" xlink:href="https://dl.acm.org/doi/10.5555/28446.28451" text:style-name="Internet_20_link" text:visited-style-name="Visited_20_Internet_20_Link"><text:span text:style-name="T8">https://dl.acm.org/doi/10.5555/28446.28451</text:span></text:a></text:p>
      <text:p text:style-name="P5"/>
      <text:p text:style-name="Standard"><text:span text:style-name="T7">Tanenbaum &amp; Wetherall (2011) </text:span><text:a xlink:type="simple" xlink:href="http://www.distributed-systems.net/" text:style-name="Internet_20_link" text:visited-style-name="Visited_20_Internet_20_Link"><text:span text:style-name="T8">www.distributed-systems.net</text:span></text:a></text:p>
      <text:p text:style-name="P5"/>
      <text:p text:style-name="Standard"><text:span text:style-name="T7">Herbsleb &amp; Mockus (2003) </text:span><text:a xlink:type="simple" xlink:href="https://ieeexplore.ieee.org/document/1205177" text:style-name="Internet_20_link" text:visited-style-name="Visited_20_Internet_20_Link"><text:span text:style-name="T8">https://ieeexplore.ieee.org/document/1205177</text:span></text:a></text:p>
      <text:p text:style-name="P5"><text:soft-page-break/></text:p>
      <text:p text:style-name="Standard"><text:span text:style-name="T7">Anthropic (2024) </text:span><text:a xlink:type="simple" xlink:href="https://modelcontextprotocol.io/docs/getting-started/intro" text:style-name="Internet_20_link" text:visited-style-name="Visited_20_Internet_20_Link"><text:span text:style-name="T8">https://modelcontextprotocol.io/docs/getting-started/intro</text:span></text:a></text:p>
      <text:p text:style-name="P5"/>
      <text:p text:style-name="Standard"><text:span text:style-name="T7">Berkeley Function Calling Leaderboard (2024) </text:span><text:a xlink:type="simple" xlink:href="https://gorilla.cs.berkeley.edu/leaderboard.html" text:style-name="Internet_20_link" text:visited-style-name="Visited_20_Internet_20_Link"><text:span text:style-name="T8">https://gorilla.cs.berkeley.edu/leaderboard.html</text:span></text:a></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el" svg:font-family="Arie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4T10:22:24.679911950</meta:creation-date>
    <dc:date>2025-10-23T10:38:21.998442011</dc:date>
    <meta:editing-duration>PT23H55M27S</meta:editing-duration>
    <meta:editing-cycles>53</meta:editing-cycles>
    <meta:generator>LibreOffice/24.2.7.2$Linux_X86_64 LibreOffice_project/420$Build-2</meta:generator>
    <meta:print-date>2025-10-23T10:30:07.885151389</meta:print-date>
    <meta:printed-by>PDF files</meta:printed-by>
    <meta:document-statistic meta:table-count="0" meta:image-count="0" meta:object-count="0" meta:page-count="6" meta:paragraph-count="96" meta:word-count="1143" meta:character-count="8947" meta:non-whitespace-character-count="7925"/>
  </office:meta>
</office:document-meta>
</file>